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Corbel" svg:font-family="Corbel"/>
    <style:font-face style:name="Segoe UI" svg:font-family="'Segoe UI'" style:font-family-generic="system" style:font-pitch="variable"/>
    <style:font-face style:name="Symbol" svg:font-family="Symbol"/>
    <style:font-face style:name="Tahoma" svg:font-family="Tahoma" style:font-family-generic="system" style:font-pitch="variable"/>
    <style:font-face style:name="Times New Roman" svg:font-family="'Times New Roman'"/>
  </office:font-face-decls>
  <office:automatic-styles>
    <style:style style:name="P1" style:family="paragraph" style:parent-style-name="Standard">
      <style:paragraph-properties fo:line-height="100%" fo:text-align="justify" style:justify-single-word="false"/>
    </style:style>
    <style:style style:name="P2" style:family="paragraph" style:parent-style-name="Standard">
      <style:paragraph-properties fo:margin-left="1.27cm" fo:margin-right="0cm" fo:line-height="100%" fo:text-align="justify" style:justify-single-word="false" fo:text-indent="0cm" style:auto-text-indent="false"/>
    </style:style>
    <style:style style:name="P3" style:family="paragraph" style:parent-style-name="Standard">
      <style:paragraph-properties fo:line-height="100%" fo:text-align="center" style:justify-single-word="false"/>
    </style:style>
    <style:style style:name="P4" style:family="paragraph" style:parent-style-name="Standard">
      <style:paragraph-properties fo:line-height="100%" fo:text-align="center" style:justify-single-word="false"/>
      <style:text-properties fo:color="#000000" loext:opacity="100%" style:font-name="Corbel" fo:font-size="36pt" fo:font-weight="bold" fo:background-color="transparent" style:font-name-asian="Corbel" style:font-name-complex="Corbel"/>
    </style:style>
    <style:style style:name="P5" style:family="paragraph" style:parent-style-name="Standard">
      <style:paragraph-properties fo:line-height="100%" fo:text-align="center" style:justify-single-word="false"/>
      <style:text-properties fo:color="#000000" loext:opacity="100%" style:font-name="Corbel" fo:font-size="12pt" fo:font-weight="bold" fo:background-color="transparent" style:font-name-asian="Corbel" style:font-name-complex="Corbel"/>
    </style:style>
    <style:style style:name="P6" style:family="paragraph" style:parent-style-name="Standard">
      <style:paragraph-properties fo:margin-left="1.27cm" fo:margin-right="0cm" fo:line-height="100%" fo:text-align="start" style:justify-single-word="false" fo:text-indent="0cm" style:auto-text-indent="false"/>
      <style:text-properties fo:color="#000000" loext:opacity="100%" style:font-name="Corbel" fo:font-size="12pt" fo:font-weight="bold" fo:background-color="transparent" style:font-name-asian="Corbel" style:font-name-complex="Corbel"/>
    </style:style>
    <style:style style:name="P7" style:family="paragraph" style:parent-style-name="Standard">
      <style:paragraph-properties fo:line-height="100%" fo:text-align="start" style:justify-single-word="false"/>
      <style:text-properties fo:color="#000000" loext:opacity="100%" style:font-name="Corbel" fo:font-size="12pt" fo:font-weight="bold" fo:background-color="transparent" style:font-name-asian="Corbel" style:font-name-complex="Corbel"/>
    </style:style>
    <style:style style:name="P8" style:family="paragraph" style:parent-style-name="Standard">
      <style:paragraph-properties fo:line-height="100%" fo:text-align="justify" style:justify-single-word="false"/>
      <style:text-properties fo:color="#000000" loext:opacity="100%" style:font-name="Corbel" fo:font-size="12pt" fo:font-weight="bold" fo:background-color="transparent" style:font-name-asian="Corbel" style:font-name-complex="Corbel"/>
    </style:style>
    <style:style style:name="P9" style:family="paragraph" style:parent-style-name="Standard">
      <style:paragraph-properties fo:margin-left="1.259cm" fo:margin-right="0cm" fo:line-height="100%" fo:text-align="justify" style:justify-single-word="false" fo:text-indent="0cm" style:auto-text-indent="false"/>
      <style:text-properties fo:color="#000000" loext:opacity="100%" style:font-name="Corbel" fo:font-size="12pt" fo:font-weight="normal" fo:background-color="transparent" style:font-name-asian="Corbel" style:font-name-complex="Corbel"/>
    </style:style>
    <style:style style:name="P10" style:family="paragraph" style:parent-style-name="Standard">
      <style:paragraph-properties fo:line-height="100%" fo:text-align="justify" style:justify-single-word="false"/>
      <style:text-properties fo:color="#000000" loext:opacity="100%" style:font-name="Corbel" fo:font-size="16pt" fo:font-weight="normal" fo:background-color="transparent" style:font-name-asian="Corbel" style:font-name-complex="Corbel"/>
    </style:style>
    <style:style style:name="P11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12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13" style:family="paragraph" style:parent-style-name="Standard">
      <style:paragraph-properties fo:margin-left="1.27cm" fo:margin-right="0cm" fo:line-height="100%" fo:text-align="start" style:justify-single-word="false" fo:text-indent="0cm" style:auto-text-indent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14" style:family="paragraph" style:parent-style-name="Standard">
      <style:paragraph-properties fo:line-height="100%" fo:text-align="justify" style:justify-single-word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15" style:family="paragraph" style:parent-style-name="Standard">
      <style:paragraph-properties fo:margin-left="1.27cm" fo:margin-right="0cm" fo:line-height="100%" fo:text-align="justify" style:justify-single-word="false" fo:text-indent="0cm" style:auto-text-indent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16" style:family="paragraph" style:parent-style-name="Standard" style:list-style-name="L1">
      <style:paragraph-properties fo:margin-left="-0.635cm" fo:margin-right="0cm" fo:line-height="100%" fo:text-align="justify" style:justify-single-word="false" fo:text-indent="0.635cm" style:auto-text-indent="false"/>
    </style:style>
    <style:style style:name="P17" style:family="paragraph" style:parent-style-name="Standard" style:list-style-name="L2">
      <style:paragraph-properties fo:margin-left="-0.635cm" fo:margin-right="0cm" fo:line-height="100%" fo:text-align="justify" style:justify-single-word="false" fo:text-indent="0.635cm" style:auto-text-indent="false"/>
    </style:style>
    <style:style style:name="P18" style:family="paragraph" style:parent-style-name="Standard" style:list-style-name="L3">
      <style:paragraph-properties fo:margin-left="-0.635cm" fo:margin-right="0cm" fo:line-height="100%" fo:text-align="justify" style:justify-single-word="false" fo:text-indent="0.635cm" style:auto-text-indent="false"/>
    </style:style>
    <style:style style:name="P19" style:family="paragraph" style:parent-style-name="Standard" style:list-style-name="L4">
      <style:paragraph-properties fo:margin-left="-0.635cm" fo:margin-right="0cm" fo:line-height="100%" fo:text-align="justify" style:justify-single-word="false" fo:text-indent="0.635cm" style:auto-text-indent="false"/>
    </style:style>
    <style:style style:name="P20" style:family="paragraph" style:parent-style-name="Standard" style:list-style-name="L6">
      <style:paragraph-properties fo:margin-left="-0.635cm" fo:margin-right="0cm" fo:line-height="100%" fo:text-align="justify" style:justify-single-word="false" fo:text-indent="0.635cm" style:auto-text-indent="false"/>
    </style:style>
    <style:style style:name="P21" style:family="paragraph" style:parent-style-name="Standard" style:list-style-name="L9">
      <style:paragraph-properties fo:margin-left="-0.635cm" fo:margin-right="0cm" fo:line-height="100%" fo:text-align="justify" style:justify-single-word="false" fo:text-indent="0.635cm" style:auto-text-indent="false"/>
    </style:style>
    <style:style style:name="P22" style:family="paragraph" style:parent-style-name="Standard" style:list-style-name="L9">
      <style:paragraph-properties fo:margin-left="-0.635cm" fo:margin-right="0cm" fo:margin-top="0cm" fo:margin-bottom="0.212cm" style:contextual-spacing="false" fo:line-height="100%" fo:text-align="justify" style:justify-single-word="false" fo:text-indent="0.635cm" style:auto-text-indent="false"/>
    </style:style>
    <style:style style:name="P23" style:family="paragraph" style:parent-style-name="Standard" style:list-style-name="L9">
      <style:paragraph-properties fo:margin-left="-0.635cm" fo:margin-right="0cm" fo:margin-top="0cm" fo:margin-bottom="0.097cm" style:contextual-spacing="false" fo:line-height="100%" fo:text-align="justify" style:justify-single-word="false" fo:text-indent="0.635cm" style:auto-text-indent="false"/>
    </style:style>
    <style:style style:name="P24" style:family="paragraph" style:parent-style-name="Standard" style:list-style-name="L9">
      <style:paragraph-properties fo:margin-left="-0.635cm" fo:margin-right="0cm" fo:margin-top="0cm" fo:margin-bottom="0.025cm" style:contextual-spacing="false" fo:line-height="100%" fo:text-align="justify" style:justify-single-word="false" fo:text-indent="0.635cm" style:auto-text-indent="false"/>
    </style:style>
    <style:style style:name="P25" style:family="paragraph" style:parent-style-name="Standard" style:list-style-name="L1">
      <style:paragraph-properties fo:margin-left="-0.635cm" fo:margin-right="0cm" fo:margin-top="0cm" fo:margin-bottom="0.212cm" style:contextual-spacing="false" fo:line-height="100%" fo:text-align="start" style:justify-single-word="false" fo:text-indent="0.635cm" style:auto-text-indent="false"/>
    </style:style>
    <style:style style:name="P26" style:family="paragraph" style:parent-style-name="Standard" style:list-style-name="L3">
      <style:paragraph-properties fo:margin-left="-0.635cm" fo:margin-right="0cm" fo:margin-top="0cm" fo:margin-bottom="0.212cm" style:contextual-spacing="false" fo:line-height="100%" fo:text-align="start" style:justify-single-word="false" fo:text-indent="0.635cm" style:auto-text-indent="false"/>
    </style:style>
    <style:style style:name="P27" style:family="paragraph" style:parent-style-name="Standard" style:list-style-name="L8">
      <style:paragraph-properties fo:margin-left="-0.635cm" fo:margin-right="0cm" fo:line-height="100%" fo:text-align="start" style:justify-single-word="false" fo:text-indent="0.635cm" style:auto-text-indent="false"/>
    </style:style>
    <style:style style:name="P28" style:family="paragraph" style:parent-style-name="Standard" style:list-style-name="L1">
      <style:paragraph-properties fo:margin-left="0cm" fo:margin-right="0cm" fo:line-height="100%" fo:text-align="justify" style:justify-single-word="false" fo:text-indent="0cm" style:auto-text-indent="false"/>
      <style:text-properties fo:color="#000000" loext:opacity="100%" style:font-name="Corbel" fo:font-size="12pt" fo:font-weight="normal" fo:background-color="transparent" style:font-name-asian="Corbel" style:font-name-complex="Corbel"/>
    </style:style>
    <style:style style:name="P29" style:family="paragraph" style:parent-style-name="Standard" style:list-style-name="L1">
      <style:paragraph-properties fo:margin-left="-0.635cm" fo:margin-right="0cm" fo:line-height="100%" fo:text-align="justify" style:justify-single-word="false" fo:text-indent="0.635cm" style:auto-text-indent="false"/>
      <style:text-properties fo:color="#000000" loext:opacity="100%" style:font-name="Corbel" fo:font-size="12pt" fo:font-weight="normal" fo:background-color="transparent" style:font-name-asian="Corbel" style:font-name-complex="Corbel"/>
    </style:style>
    <style:style style:name="P30" style:family="paragraph" style:parent-style-name="Standard" style:list-style-name="L2">
      <style:paragraph-properties fo:margin-left="-0.635cm" fo:margin-right="0cm" fo:line-height="100%" fo:text-align="justify" style:justify-single-word="false" fo:text-indent="0.635cm" style:auto-text-indent="false"/>
      <style:text-properties fo:color="#000000" loext:opacity="100%" style:font-name="Corbel" fo:font-size="12pt" fo:font-weight="normal" fo:background-color="transparent" style:font-name-asian="Corbel" style:font-name-complex="Corbel"/>
    </style:style>
    <style:style style:name="P31" style:family="paragraph" style:parent-style-name="Standard" style:list-style-name="L3">
      <style:paragraph-properties fo:margin-left="-0.635cm" fo:margin-right="0cm" fo:line-height="100%" fo:text-align="justify" style:justify-single-word="false" fo:text-indent="0.635cm" style:auto-text-indent="false"/>
      <style:text-properties fo:color="#000000" loext:opacity="100%" style:font-name="Corbel" fo:font-size="12pt" fo:font-weight="normal" fo:background-color="transparent" style:font-name-asian="Corbel" style:font-name-complex="Corbel"/>
    </style:style>
    <style:style style:name="P32" style:family="paragraph" style:parent-style-name="Standard" style:list-style-name="L4">
      <style:paragraph-properties fo:margin-left="-0.635cm" fo:margin-right="0cm" fo:line-height="100%" fo:text-align="justify" style:justify-single-word="false" fo:text-indent="0.635cm" style:auto-text-indent="false"/>
      <style:text-properties fo:color="#000000" loext:opacity="100%" style:font-name="Corbel" fo:font-size="12pt" fo:font-weight="normal" fo:background-color="transparent" style:font-name-asian="Corbel" style:font-name-complex="Corbel"/>
    </style:style>
    <style:style style:name="P33" style:family="paragraph" style:parent-style-name="Standard" style:list-style-name="L5">
      <style:paragraph-properties fo:margin-left="-0.635cm" fo:margin-right="0cm" fo:line-height="100%" fo:text-align="justify" style:justify-single-word="false" fo:text-indent="0.635cm" style:auto-text-indent="false"/>
      <style:text-properties fo:color="#000000" loext:opacity="100%" style:font-name="Corbel" fo:font-size="12pt" fo:font-weight="normal" fo:background-color="transparent" style:font-name-asian="Corbel" style:font-name-complex="Corbel"/>
    </style:style>
    <style:style style:name="P34" style:family="paragraph" style:parent-style-name="Standard" style:list-style-name="L6">
      <style:paragraph-properties fo:margin-left="-0.635cm" fo:margin-right="0cm" fo:line-height="100%" fo:text-align="justify" style:justify-single-word="false" fo:text-indent="0.635cm" style:auto-text-indent="false"/>
      <style:text-properties fo:color="#000000" loext:opacity="100%" style:font-name="Corbel" fo:font-size="12pt" fo:font-weight="normal" fo:background-color="transparent" style:font-name-asian="Corbel" style:font-name-complex="Corbel"/>
    </style:style>
    <style:style style:name="P35" style:family="paragraph" style:parent-style-name="Standard" style:list-style-name="L7">
      <style:paragraph-properties fo:margin-left="-0.635cm" fo:margin-right="0cm" fo:line-height="100%" fo:text-align="justify" style:justify-single-word="false" fo:text-indent="0.635cm" style:auto-text-indent="false"/>
      <style:text-properties fo:color="#000000" loext:opacity="100%" style:font-name="Corbel" fo:font-size="12pt" fo:font-weight="normal" fo:background-color="transparent" style:font-name-asian="Corbel" style:font-name-complex="Corbel"/>
    </style:style>
    <style:style style:name="P36" style:family="paragraph" style:parent-style-name="Standard" style:list-style-name="L9">
      <style:paragraph-properties fo:margin-left="-0.635cm" fo:margin-right="0cm" fo:margin-top="0cm" fo:margin-bottom="0.212cm" style:contextual-spacing="false" fo:line-height="100%" fo:text-align="justify" style:justify-single-word="false" fo:text-indent="0.635cm" style:auto-text-indent="false"/>
      <style:text-properties fo:color="#000000" loext:opacity="100%" style:font-name="Corbel" fo:font-size="12pt" fo:font-weight="normal" fo:background-color="transparent" style:font-name-asian="Corbel" style:font-name-complex="Corbel"/>
    </style:style>
    <style:style style:name="P37" style:family="paragraph" style:parent-style-name="Standard" style:list-style-name="L8">
      <style:paragraph-properties fo:margin-left="-0.635cm" fo:margin-right="0cm" fo:line-height="100%" fo:text-align="start" style:justify-single-word="false" fo:text-indent="0.635cm" style:auto-text-indent="false"/>
      <style:text-properties fo:color="#000000" loext:opacity="100%" style:font-name="Corbel" fo:font-size="12pt" fo:font-weight="normal" fo:background-color="transparent" style:font-name-asian="Corbel" style:font-name-complex="Corbel"/>
    </style:style>
    <style:style style:name="P38" style:family="paragraph" style:parent-style-name="Standard" style:list-style-name="L9">
      <style:paragraph-properties fo:margin-left="0.635cm" fo:margin-right="0cm" fo:line-height="100%" fo:text-align="start" style:justify-single-word="false" fo:text-indent="0.635cm" style:auto-text-indent="false"/>
      <style:text-properties fo:color="#000000" loext:opacity="100%" style:font-name="Corbel" fo:font-size="12pt" fo:font-weight="normal" fo:background-color="transparent" style:font-name-asian="Corbel" style:font-name-complex="Corbel"/>
    </style:style>
    <style:style style:name="P39" style:family="paragraph" style:parent-style-name="Standard" style:list-style-name="L5">
      <style:paragraph-properties fo:margin-left="-0.635cm" fo:margin-right="0cm" fo:line-height="100%" fo:text-align="justify" style:justify-single-word="false" fo:text-indent="0.635cm" style:auto-text-indent="false"/>
      <style:text-properties fo:color="#000000" loext:opacity="100%" style:font-name="Corbel" fo:font-size="12pt" fo:font-weight="normal" officeooo:rsid="001a3514" officeooo:paragraph-rsid="001a3514" fo:background-color="transparent" style:font-name-asian="Corbel" style:font-name-complex="Corbel"/>
    </style:style>
    <style:style style:name="P40" style:family="paragraph" style:parent-style-name="Standard" style:list-style-name="L5">
      <style:paragraph-properties fo:margin-left="-0.635cm" fo:margin-right="0cm" fo:line-height="100%" fo:text-align="start" style:justify-single-word="false" fo:text-indent="0.635cm" style:auto-text-indent="false"/>
      <style:text-properties fo:color="#000000" loext:opacity="100%" style:font-name="Corbel" fo:font-size="12pt" fo:font-weight="bold" fo:background-color="transparent" style:font-name-asian="Corbel" style:font-name-complex="Corbel"/>
    </style:style>
    <style:style style:name="T1" style:family="text">
      <style:text-properties fo:color="#000000" loext:opacity="100%" style:font-name="Corbel" fo:font-size="16pt" fo:font-weight="bold" fo:background-color="transparent" loext:char-shading-value="0" style:font-name-asian="Corbel" style:font-name-complex="Corbel"/>
    </style:style>
    <style:style style:name="T2" style:family="text">
      <style:text-properties fo:color="#000000" loext:opacity="100%" style:font-name="Corbel" fo:font-size="16pt" fo:font-weight="bold" officeooo:rsid="001381f4" fo:background-color="transparent" loext:char-shading-value="0" style:font-name-asian="Corbel" style:font-name-complex="Corbel"/>
    </style:style>
    <style:style style:name="T3" style:family="text">
      <style:text-properties fo:color="#000000" loext:opacity="100%" style:font-name="Corbel" fo:font-size="16pt" fo:font-weight="normal" fo:background-color="transparent" loext:char-shading-value="0" style:font-name-asian="Corbel" style:font-name-complex="Corbel"/>
    </style:style>
    <style:style style:name="T4" style:family="text">
      <style:text-properties fo:color="#000000" loext:opacity="100%" style:font-name="Corbel" fo:font-size="16pt" fo:font-weight="normal" officeooo:rsid="0014ccf8" fo:background-color="transparent" loext:char-shading-value="0" style:font-name-asian="Corbel" style:font-name-complex="Corbel"/>
    </style:style>
    <style:style style:name="T5" style:family="text">
      <style:text-properties fo:color="#000000" loext:opacity="100%" style:font-name="Corbel" fo:font-size="16pt" fo:font-weight="normal" officeooo:rsid="001a3514" fo:background-color="transparent" loext:char-shading-value="0" style:font-name-asian="Corbel" style:font-name-complex="Corbel"/>
    </style:style>
    <style:style style:name="T6" style:family="text">
      <style:text-properties fo:color="#000000" loext:opacity="100%" style:font-name="Corbel" fo:font-size="12pt" fo:font-weight="bold" fo:background-color="transparent" loext:char-shading-value="0" style:font-name-asian="Corbel" style:font-name-complex="Corbel"/>
    </style:style>
    <style:style style:name="T7" style:family="text">
      <style:text-properties fo:color="#000000" loext:opacity="100%" style:font-name="Corbel" fo:font-size="12pt" fo:font-weight="normal" fo:background-color="transparent" loext:char-shading-value="0" style:font-name-asian="Corbel" style:font-name-complex="Corbel"/>
    </style:style>
    <style:style style:name="T8" style:family="text">
      <style:text-properties fo:color="#000000" loext:opacity="100%" style:font-name="Corbel" fo:font-size="12pt" fo:font-weight="normal" officeooo:rsid="001381f4" fo:background-color="transparent" loext:char-shading-value="0" style:font-name-asian="Corbel" style:font-name-complex="Corbel"/>
    </style:style>
    <style:style style:name="T9" style:family="text">
      <style:text-properties fo:color="#000000" loext:opacity="100%" style:font-name="Corbel" fo:font-size="12pt" fo:font-weight="normal" officeooo:rsid="0014ccf8" fo:background-color="transparent" loext:char-shading-value="0" style:font-name-asian="Corbel" style:font-name-complex="Corbel"/>
    </style:style>
    <style:style style:name="T10" style:family="text">
      <style:text-properties fo:color="#000000" loext:opacity="100%" style:font-name="Corbel" fo:font-size="12pt" fo:font-weight="normal" officeooo:rsid="0017ae47" fo:background-color="transparent" loext:char-shading-value="0" style:font-name-asian="Corbel" style:font-name-complex="Corbel"/>
    </style:style>
    <style:style style:name="T11" style:family="text">
      <style:text-properties fo:color="#000000" loext:opacity="100%" style:font-name="Corbel" fo:font-size="12pt" fo:font-weight="normal" officeooo:rsid="001a3514" fo:background-color="transparent" loext:char-shading-value="0" style:font-name-asian="Corbel" style:font-name-complex="Corbel"/>
    </style:style>
    <style:style style:name="T12" style:family="text">
      <style:text-properties fo:color="#000000" loext:opacity="100%" style:font-name="Corbel" fo:font-size="10pt" fo:font-weight="normal" fo:background-color="transparent" loext:char-shading-value="0" style:font-name-asian="Corbel" style:font-name-complex="Corbel"/>
    </style:style>
    <style:style style:name="T13" style:family="text">
      <style:text-properties fo:color="#000000" loext:opacity="100%" style:font-name="Times New Roman" fo:font-size="12pt" fo:font-weight="normal" fo:background-color="transparent" loext:char-shading-value="0" style:font-name-asian="Times New Roman" style:font-name-complex="Times New Roman"/>
    </style:style>
    <style:style style:name="T14" style:family="text">
      <style:text-properties officeooo:rsid="001381f4"/>
    </style:style>
    <style:style style:name="T15" style:family="text">
      <style:text-properties officeooo:rsid="0014ccf8"/>
    </style:style>
    <text:list-style style:name="L1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egulamin</text:p>
      <text:p text:style-name="P3"><text:span text:style-name="T2">ŻŁOBEK </text:span><text:span text:style-name="T1">Wesołe Wygibasy</text:span></text:p>
      <text:p text:style-name="P11"/>
      <text:p text:style-name="P5">§ 1</text:p>
      <text:list text:style-name="L1">
        <text:list-item>
          <text:p text:style-name="P16"><text:span text:style-name="T8">ŻŁOBEK</text:span><text:span text:style-name="T7"> Wesołe Wygibasy- </text:span><text:span text:style-name="T13">Agnieszka Ciołkowska Zajęcia rozwojowo-rozrywkowe dla dzieci Wesołe Wygibasy 31-226 ul. Vetulaniego 8 Kraków</text:span><text:span text:style-name="T7">.</text:span></text:p>
        </text:list-item>
        <text:list-item>
          <text:p text:style-name="P25"><text:span text:style-name="T7">Ze świadczeń </text:span><text:span text:style-name="T8">żłobek</text:span><text:span text:style-name="T7"> może korzystać dziecko w wieku od </text:span><text:span text:style-name="T8">20 tyg</text:span><text:span text:style-name="T7">. do 3 lat a w szczególnych przypadkach w wieku do lat 4.</text:span></text:p>
        </text:list-item>
        <text:list-item>
          <text:p text:style-name="P16"><text:span text:style-name="T8">ŻŁOBEK</text:span><text:span text:style-name="T7"> jest czynny od poniedziałku do piątku w godzinach </text:span><text:span text:style-name="T10">7:00</text:span><text:span text:style-name="T7"> do 17: </text:span><text:span text:style-name="T11">3</text:span><text:span text:style-name="T7">0. </text:span><text:span text:style-name="T8">ŻŁOBEK</text:span><text:span text:style-name="T7"> świadczy opiekę nad dzieckiem do 10,</text:span><text:span text:style-name="T11">5</text:span><text:span text:style-name="T7"> godzi</text:span><text:span text:style-name="T11">ny</text:span><text:span text:style-name="T7"> dziennie. Klub jest nieczynny w święta i dni ustawowo wolne od pracy. </text:span></text:p>
        </text:list-item>
        <text:list-item>
          <text:p text:style-name="P16"><text:span text:style-name="T7">Organ prowadzący może ustalić inne dni poza dniami ustawowo wolnymi od pracy w których </text:span><text:span text:style-name="T8">ŻŁOBEK</text:span><text:span text:style-name="T7"> jest nieczynny. Informację o dodatkowych dniach, w których Klub jest w danym roku nieczynny, organ prowadzący <text:s/>przekazuje rodzicom na tablicy ogłoszeń w Placówce, z co najmniej 2 tygodniowym wyprzedzeniem</text:span></text:p>
        </text:list-item>
        <text:list-item>
          <text:p text:style-name="P16"><text:span text:style-name="T7">Zapisy do </text:span><text:span text:style-name="T8">ŻŁOBKA</text:span><text:span text:style-name="T7"> trwają przez cały rok kalendarzowy, okresem rozliczeniowym za usługi Klubu jest miesiąc kalendarzowy.</text:span></text:p>
        </text:list-item>
        <text:list-item>
          <text:p text:style-name="P16"><text:span text:style-name="T8">ŻŁOBEK</text:span><text:span text:style-name="T7"> nie prowadzi rekrutacji dzieci z orzeczeniem o niepełnosprawności, ponieważ warunki lokalowe nie są wystarczające na zapewnienie opieki specjalistycznej dzieciom ze specjalnymi potrzebami.</text:span></text:p>
          <text:p text:style-name="P28"/>
        </text:list-item>
        <text:list-item>
          <text:p text:style-name="P29"><text:span text:style-name="T14">ŻŁOBEK</text:span> oraz jego personel posiada ubezpieczenie OC.</text:p>
        </text:list-item>
        <text:list-item>
          <text:p text:style-name="P16"><text:span text:style-name="T7">Wyposażenie </text:span><text:span text:style-name="T8">ŻŁOBKA</text:span><text:span text:style-name="T7"> spełnia standardy bezpieczeństwa i higieny.</text:span></text:p>
        </text:list-item>
        <text:list-item>
          <text:p text:style-name="P16"><text:span text:style-name="T8">ŻŁOBEK</text:span><text:span text:style-name="T7"> zapewnia świadczenia zgodnie z obowiązującymi przepisami i standardami opieki nad zdrowym dzieckiem.</text:span></text:p>
        </text:list-item>
        <text:list-item>
          <text:p text:style-name="P16"><text:span text:style-name="T7">Do </text:span><text:span text:style-name="T8">ŻŁOBKA</text:span><text:span text:style-name="T7"> mogą uczęszczać tylko dzieci zdrowe. Dzieci chore bądź z objawami choroby nie będą przyjmowane. Pracownicy Klubu nie podają dzieciom lekarstw. </text:span></text:p>
        </text:list-item>
        <text:list-item>
          <text:p text:style-name="P16"><text:span text:style-name="T7">Rodzice (opiekunowie) informowani są przez personel Klubu o wszelkich niepokojących objawach zachowania się dziecka, by ograniczyć lub nie dopuścić do wystąpienia objawów chorobowych u dziecka oraz pozostałych dzieci uczęszczających do </text:span><text:span text:style-name="T8">ŻŁOBKA</text:span><text:span text:style-name="T7">.</text:span></text:p>
        </text:list-item>
        <text:list-item>
          <text:p text:style-name="P16"><text:span text:style-name="T7">Dzieci, u których stwierdzano silne objawy chorobowe w trakcie pobytu w </text:span><text:span text:style-name="T8">ŻŁOBKU</text:span><text:span text:style-name="T7">, powinny być jak najszybciej odebrane przez rodziców lub opiekunów prawnych. W przypadku, gdy rodzic (opiekun prawny) nie odbierze podopiecznego w ciągu 2 godzin, a stan zdrowia dziecka będzie wymagał pomocy lekarskiej, opiekun wezwie lekarza/pogotowie. Koszt wizyty pokrywają rodzice (opiekunowie prawni).</text:span></text:p>
        </text:list-item>
        <text:list-item>
          <text:p text:style-name="P16"><text:span text:style-name="T8">ŻŁOBEK</text:span><text:span text:style-name="T7"> korzysta z usług cateringu. Rodzice mają możliwość zamówienia dla dziecka posiłków zgodnie z obwiązującym cennikiem zawartym w umowie o świadczenie usług opieki.</text:span></text:p>
        </text:list-item>
        <text:list-item>
          <text:p text:style-name="P29">W przypadku stwierdzenia, że rodzic (opiekun) lub inna upoważniona osoba, co do której zachodzi obawa, że nie gwarantuje odpowiedniej opieki nad dzieckiem (stany emocjonalne, odurzenie i inne) dziecko pozostawia się w placówce do momentu przybycia (zawiadomionej przez Opiekunów) innej uprawnionej do odbioru dziecka osoby.</text:p>
        </text:list-item>
        <text:list-item>
          <text:p text:style-name="P16"><text:span text:style-name="T7">Po przyjęciu dziecka do </text:span><text:span text:style-name="T8">ŻŁOBKA</text:span><text:span text:style-name="T7">, pozostaje ono pod stałą opieką wykwalifikowanego personelu aż do odebrania dziecka przez upoważnioną do tego osobę.</text:span></text:p>
        </text:list-item>
        <text:list-item>
          <text:p text:style-name="P29">Ramowy rozkład dnia uwzględniający wymagania zdrowotne, higieniczne i dydaktyczne jest umieszczony na tablicy ogłoszeń .</text:p>
        </text:list-item>
        <text:list-item>
          <text:p text:style-name="P16"><text:span text:style-name="T7">Na terenie </text:span><text:span text:style-name="T8">ŻŁOBKA</text:span><text:span text:style-name="T7"> obowiązuje całkowity zakaz palenia tytoniu, picia alkoholu oraz przebywania osób będących pod wpływem środków odurzających, a także zakaz </text:span><text:soft-page-break/><text:span text:style-name="T7">wprowadzania zwierząt.</text:span></text:p>
        </text:list-item>
      </text:list>
      <text:p text:style-name="P15"/>
      <text:p text:style-name="P12"/>
      <text:p text:style-name="P5">§ 2</text:p>
      <text:p text:style-name="P7">Rodzice mają prawo do:</text:p>
      <text:list text:style-name="L2">
        <text:list-item>
          <text:p text:style-name="P17"><text:span text:style-name="T7">Znajomości zadań wynikających z planu dnia dostępnego na tablicy ogłoszeń i stronie internetowej </text:span><text:span text:style-name="T8">ŻŁOBKA</text:span><text:span text:style-name="T7">.</text:span></text:p>
        </text:list-item>
        <text:list-item>
          <text:p text:style-name="P17"><text:span text:style-name="T7">Uzyskiwania od pracowników i właściciela </text:span><text:span text:style-name="T8">ŻŁOBKA</text:span><text:span text:style-name="T7"> rzetelnej informacji dotyczącej swojego dziecka: jego zachowania, rozwoju i postępów.</text:span></text:p>
        </text:list-item>
        <text:list-item>
          <text:p text:style-name="P17"><text:span text:style-name="T7">Wyrażania opinii na temat funkcjonowania </text:span><text:span text:style-name="T8">ŻŁOBKA</text:span><text:span text:style-name="T7">.</text:span></text:p>
        </text:list-item>
        <text:list-item>
          <text:p text:style-name="P30">Stałych spotkań z opiekunami grupy w celu wymiany informacji na tematy dydaktyczno – wychowawcze.</text:p>
        </text:list-item>
        <text:list-item>
          <text:p text:style-name="P30">Udziału w zebraniach ogólnych, spotkaniach grupowych i indywidualnych dla Rodziców.</text:p>
        </text:list-item>
        <text:list-item>
          <text:p text:style-name="P17"><text:span text:style-name="T7">Aktywnego włączania się w życie </text:span><text:span text:style-name="T8">ŻŁOBKA</text:span><text:span text:style-name="T7">.</text:span></text:p>
        </text:list-item>
        <text:list-item>
          <text:p text:style-name="P30">Współuczestniczenia w organizowaniu wydarzeń oraz imprez kulturalnych dla rodziców <text:line-break/>i dzieci.</text:p>
        </text:list-item>
      </text:list>
      <text:p text:style-name="P5">§ 3</text:p>
      <text:p text:style-name="P7">Obowiązkiem Rodziców jest:</text:p>
      <text:list text:style-name="L3">
        <text:list-item>
          <text:p text:style-name="P31">Rzetelne wypełnienie Karty Zgłoszenia Dziecka, które jest warunkiem przyjęcia dziecka do Klubu. W przypadku zatajenia informacji dotyczących rozwoju i zdrowia dziecka, które mogą mieć wpływ na zagrożenie stanu zdrowia oraz życia dziecka bądź innych dzieci, Klub nie ponosi odpowiedzialności za bezpieczeństwo dziecka.</text:p>
        </text:list-item>
        <text:list-item>
          <text:p text:style-name="P31">Zapoznanie się z Regulaminem i Statutem.</text:p>
        </text:list-item>
        <text:list-item>
          <text:p text:style-name="P31">Współdziałanie z opiekunami w procesie wychowania i kształcenia oraz opieki nad dziećmi.</text:p>
        </text:list-item>
        <text:list-item>
          <text:p text:style-name="P31">Przyprowadzanie i odbieranie dziecka lub upoważnienie do tego na piśmie osoby/osób pełnoletnich.</text:p>
        </text:list-item>
        <text:list-item>
          <text:p text:style-name="P31">Informowanie o każdym zachorowaniu dziecka lub innej przyczynie nieobecności dziecka.</text:p>
        </text:list-item>
        <text:list-item>
          <text:p text:style-name="P31">Gdy Rodzice nie chcą skorzystać z usług firmy cateringowej ich obowiązkiem jest przyniesienie dla dziecka odpowiedniej ilości jedzenia na czas jego pobytu . Przyniesiony posiłek powinien być hermetycznie zamknięty, oznaczony imieniem i nazwiskiem dziecka.</text:p>
        </text:list-item>
        <text:list-item>
          <text:p text:style-name="P18"><text:span text:style-name="T7">Natychmiastowe zawiadomienie </text:span><text:span text:style-name="T8">ŻŁOBKA</text:span><text:span text:style-name="T7"> w przypadku wystąpienia u dziecka choroby zakaźnej lub innej, która stanowi zagrożenie dla zdrowia innych dzieci korzystające z usług Klubu.</text:span></text:p>
        </text:list-item>
        <text:list-item>
          <text:p text:style-name="P18"><text:span text:style-name="T7">Nie przynoszenia przez dziecko do </text:span><text:span text:style-name="T8">ŻŁOBKA</text:span><text:span text:style-name="T7"> ostrych i niebezpiecznych przedmiotów i zabawek składających się z małych elementów, <text:s/>ani rzeczy drogocennych.</text:span></text:p>
        </text:list-item>
        <text:list-item>
          <text:p text:style-name="P18"><text:span text:style-name="T7">Regularne zapoznawanie się z treścią ogłoszeń i komunikatów pojawiających się na tablicy ogłoszeń oraz stronie www </text:span><text:span text:style-name="T8">ŻŁOBKA</text:span><text:span text:style-name="T7">.</text:span></text:p>
        </text:list-item>
        <text:list-item>
          <text:p text:style-name="P31">Przestrzeganie warunków umowy, Statutu, Regulaminu oraz stosowanie się do poleceń organu prowadzącego i opiekunów.</text:p>
        </text:list-item>
        <text:list-item>
          <text:p text:style-name="P26"><text:span text:style-name="T7">Terminowe (do 5-tego dnia miesiąca) wniesienie „z góry” opłaty za pobyt dziecka w </text:span><text:span text:style-name="T8">ŻŁOBKU </text:span><text:span text:style-name="T7">przelewem na rachunek bankowy wskazany w umowie. W przypadku opóźnienia w realizacji opłat przekraczającego 20 dni, licząc od ustalonej daty rozliczenia organ prowadzący wzywa do uregulowania należności i wyznacza w tym celu dodatkowy 7 dniowy termin. Jeżeli pomimo wezwania i wyznaczenia dodatkowego terminu <text:s/>opłata nie jest realizowana, umowa ulega rozwiązaniu ze skutkiem natychmiastowym po upływie powyższego terminu.</text:span></text:p>
        </text:list-item>
        <text:list-item>
          <text:p text:style-name="P31">Uiszczenie w dniu podpisania umowy,gotówką opłaty administracyjnej (tzw. wpisowego, którego wysokość określa umowa).Wpisowe to jest bezzwrotne.</text:p>
        </text:list-item>
        <text:list-item>
          <text:p text:style-name="P18"><text:soft-page-break/><text:span text:style-name="T7">W ramach wpisowego </text:span><text:span text:style-name="T8">ŻŁOBEK</text:span><text:span text:style-name="T7"> gwarantuje: , podstawowe pomoce dydaktyczne, edukacyjne i plastyczne oraz podstawową wyprawkę (chusteczki nawilżane, ręczniki papierowe, chusteczki higieniczne, mydło hipoalergiczne, sztućce jednorazowe, nocnik, itp.).Przyjęcia okolicznościowe o raz prezenty dla dziecka z okazji urodzin ,Dnia Dziecka I Mikołaja.</text:span></text:p>
        </text:list-item>
      </text:list>
      <text:p text:style-name="P14"/>
      <text:p text:style-name="P5">§ 4</text:p>
      <text:p text:style-name="P8">Udzielane świadczenia obejmują zgodnie z normami dla wieku dziecka:</text:p>
      <text:list text:style-name="L4">
        <text:list-item>
          <text:p text:style-name="P19"><text:span text:style-name="T7">pobyt dziecka w </text:span><text:span text:style-name="T8">ŻŁOBKU</text:span><text:span text:style-name="T7"> (fachową opiekę opiekuńczą i dydaktyczno – wychowawczą),</text:span></text:p>
        </text:list-item>
        <text:list-item>
          <text:p text:style-name="P32">bezpieczeństwo w czasie organizowanych zajęć,</text:p>
        </text:list-item>
        <text:list-item>
          <text:p text:style-name="P32">organizowanie zabaw dydaktyczno-wychowawczych i rozwojowych w pomieszczeniach <text:line-break/>i na wolnym powietrzu (zajęcia ogólnorozwojowe, edukacyjne, językowe, plastyczne, muzyczno - rytmiczne, gimnastyczne, kulinarne, specjalistyczne).</text:p>
        </text:list-item>
        <text:list-item>
          <text:p text:style-name="P32">działania na rzecz kształtowania postaw prospołecznych i usamodzielniania,</text:p>
        </text:list-item>
        <text:list-item>
          <text:p text:style-name="P32">współpracę z Rodzicami lub Opiekunami prawnymi, uwzględnienie propozycji Rodziców/Opiekunów, które mogą mieć korzystny wpływ na rozwój dziecka,</text:p>
        </text:list-item>
        <text:list-item>
          <text:p text:style-name="P32">bezpieczeństwo i higienę snu.</text:p>
        </text:list-item>
      </text:list>
      <text:p text:style-name="P5">§ 5</text:p>
      <text:list text:style-name="L5">
        <text:list-item>
          <text:p text:style-name="P40">Dziecko powinno być zaopatrzone przez Rodziców/Opiekunów w:</text:p>
        </text:list-item>
        <text:list-item>
          <text:p text:style-name="P33">Butelkę do karmienia - jeśli dziecko jest jeszcze karmione butelką,</text:p>
        </text:list-item>
        <text:list-item>
          <text:p text:style-name="P33">Butelkę do picia – jeśli dziecko pije napoje z butelki;</text:p>
        </text:list-item>
        <text:list-item>
          <text:p text:style-name="P33">Smoczek (najlepiej z zapinką) – jeżeli dziecko korzysta ze smoczka;</text:p>
        </text:list-item>
        <text:list-item>
          <text:p text:style-name="P33">Worek na obuwie;</text:p>
        </text:list-item>
        <text:list-item>
          <text:p text:style-name="P33">Obuwie do łatwego zakładania (np. rzepy lub zatrzask – jeśli dziecko samo chodzi) lub skarpetki antypoślizgowe;</text:p>
        </text:list-item>
        <text:list-item>
          <text:p text:style-name="P33">Fartuszek do zajęć plastycznych;</text:p>
        </text:list-item>
        <text:list-item>
          <text:p text:style-name="P33">Śliniaczek foliowy;</text:p>
        </text:list-item>
        <text:list-item>
          <text:p text:style-name="P39">Chusteczki suche oraz wilgotne;</text:p>
        </text:list-item>
        <text:list-item>
          <text:p text:style-name="P33">Zapas pampersów na 1 tydzień;</text:p>
        </text:list-item>
        <text:list-item>
          <text:p text:style-name="P33">Płaszczyk przeciwdeszczowy lub pelerynka; </text:p>
        </text:list-item>
        <text:list-item>
          <text:p text:style-name="P33">Ubranka na zmianę (min. 2 komplety: śpioszki, koszulka, bluzeczka, bielizna, rajstopy lub skarpetki); <text:s text:c="40"/></text:p>
        </text:list-item>
        <text:list-item>
          <text:p text:style-name="P33">Kalosze – jeśli dziecko samo chodzi;</text:p>
        </text:list-item>
      </text:list>
      <text:p text:style-name="P9">Wszystkie wyżej wymienione przedmioty powinny być podpisane inicjałami dziecka bądź imieniem.</text:p>
      <text:list text:style-name="L6">
        <text:list-item>
          <text:p text:style-name="P20"><text:span text:style-name="T7">Rodzice zobowiązują się do prania i dostarczania czystej pościeli lub kocyka i poduszeczki raz w miesiącu lub w razie potrzeby częściej (jeśli dziecko leżakuje/śpi w </text:span><text:span text:style-name="T9">ŻŁOBKU</text:span><text:span text:style-name="T7">).</text:span></text:p>
        </text:list-item>
        <text:list-item>
          <text:p text:style-name="P34">Jeżeli dziecko:</text:p>
        </text:list-item>
      </text:list>
      <text:p text:style-name="P2"><text:span text:style-name="T6">a)</text:span><text:span text:style-name="T7"> korzysta z urządzeń lub aparatów (innych), które winno nosić także w czasie przebywania w Klubie, rodzice (opiekunowie) mogą przekazać je personelowi wraz z instrukcją dotyczącą zasady ich używania i obsługi.</text:span></text:p>
      <text:p text:style-name="P2"><text:span text:style-name="T6">b)</text:span><text:span text:style-name="T7"> ma inne niż rówieśnicy potrzeby jeśli chodzi o dietę, higienę snu, warunki rozwoju psychomotorycznego i emocjonalnego, rodzice (opiekunowie) winni informować na bieżąco personel o takich potrzebach, bądź zachowaniach dziecka, by w granicach możliwości zapewnić dziecku optymalne warunki.</text:span></text:p>
      <text:p text:style-name="P14"/>
      <text:p text:style-name="P5">§ 6</text:p>
      <text:p text:style-name="P8">Dziecko ma prawo w szczególności do:</text:p>
      <text:list text:style-name="L7">
        <text:list-item>
          <text:p text:style-name="P35">równego traktowania,</text:p>
        </text:list-item>
        <text:list-item>
          <text:p text:style-name="P35"><text:soft-page-break/>poszanowania, godności i intymności,</text:p>
        </text:list-item>
        <text:list-item>
          <text:p text:style-name="P35">wysłuchania i w miarę możliwości uwzględniania zdania i życzeń,</text:p>
        </text:list-item>
        <text:list-item>
          <text:p text:style-name="P35">nietykalności fizycznej,</text:p>
        </text:list-item>
        <text:list-item>
          <text:p text:style-name="P35">poszanowania tradycji kulturowej i religijnej z poszanowaniem zwyczajów,</text:p>
        </text:list-item>
        <text:list-item>
          <text:p text:style-name="P35">odwiedzin rodziców w czasie pobytu w żłobku.</text:p>
        </text:list-item>
      </text:list>
      <text:p text:style-name="P5">§ 7</text:p>
      <text:p text:style-name="P7">Formy współpracy z Rodzicami:</text:p>
      <text:list text:style-name="L8">
        <text:list-item>
          <text:p text:style-name="P27"><text:span text:style-name="T7">konsultacje i rozmowy indywidualne z Właścicielem i Opiekunami </text:span><text:span text:style-name="T9">ŻŁOBKU</text:span><text:span text:style-name="T7">,</text:span></text:p>
        </text:list-item>
        <text:list-item>
          <text:p text:style-name="P37">zebrania, warsztaty dla Rodziców wspierające ich w wychowywaniu dzieci,</text:p>
        </text:list-item>
        <text:list-item>
          <text:p text:style-name="P37">strona internetowa <text:span text:style-name="T15">ŻŁOBKA</text:span>.</text:p>
        </text:list-item>
        <text:list-item>
          <text:p text:style-name="P37">tablica Ogłoszeń w Placówce,</text:p>
        </text:list-item>
        <text:list-item>
          <text:p text:style-name="P37">poczta elektroniczna.</text:p>
        </text:list-item>
      </text:list>
      <text:p text:style-name="P6"><text:s text:c="79"/>§ 8</text:p>
      <text:p text:style-name="P13"/>
      <text:list text:style-name="L9">
        <text:list-item>
          <text:p text:style-name="P21"><text:span text:style-name="T7">Organ prowadzący </text:span><text:span text:style-name="T9">ŻŁOBEK</text:span><text:span text:style-name="T7"> posiada możliwość zmiany Regulaminu po uprzednim powiadomieniu osób korzystających z usług Klubu Malucha. </text:span></text:p>
        </text:list-item>
        <text:list-item>
          <text:p text:style-name="P21"><text:span text:style-name="T7">Dziecko może zostać skreślone z listy uczęszczających do </text:span><text:span text:style-name="T9">ŻŁOBKA</text:span><text:span text:style-name="T7"> co jest równoznaczne z rozwiązaniem umowy bez zachowania okresu wypowiedzenia <text:s/>z następujących przyczyn: </text:span></text:p>
        </text:list-item>
        <text:list-item>
          <text:p text:style-name="P22"><text:span text:style-name="T7">gdy pobyt dziecka w </text:span><text:span text:style-name="T9">ŻŁOBKU</text:span><text:span text:style-name="T7"> stanowi zagrożenie dla zdrowia lub życia innych podopiecznych.</text:span></text:p>
        </text:list-item>
        <text:list-item>
          <text:p text:style-name="P22"><text:span text:style-name="T7">gdy ze względu na stan zdrowia dziecka lub zachowanie dziecka </text:span><text:span text:style-name="T9">w ŻŁOBKU</text:span><text:span text:style-name="T7"> nie jest w stanie zapewnić mu bezpiecznego pobytu.</text:span></text:p>
        </text:list-item>
        <text:list-item>
          <text:p text:style-name="P36">opóźnienie w realizacji opłat przekracza 20 dni, licząc od ustalonej daty rozliczenia i pomimo wezwania do uregulowania należności i wyznaczenia w tym celu dodatkowego 7 dniowego terminu opłata nie jest realizowana.</text:p>
        </text:list-item>
        <text:list-item>
          <text:p text:style-name="P22"><text:span text:style-name="T7">rodzice/opiekunowie prawni zataili ważne informacje o stanie zdrowia dziecka mające wpływ na zapewnienie bezpiecznego pobytu dziecka w Klubie Malucha lub zapewnienie bezpiecznego pobytu innych dzieci na skutek czego dalszy bezpieczny pobyt dziecka w <text:s/></text:span><text:span text:style-name="T9">ŻŁOBKU</text:span><text:span text:style-name="T7"> nie jest możliwy.</text:span></text:p>
        </text:list-item>
        <text:list-item>
          <text:p text:style-name="P36">nastąpił brak współpracy ze strony rodziców/opiekunów prawnych z personelem placówki mający wpływ bezpośrednio na zapewnienie bezpieczeństwa dziecku lub innych podopiecznych</text:p>
        </text:list-item>
        <text:list-item>
          <text:p text:style-name="P38">rażącego naruszenia przez Rodziców/Opiekunów prawnych postanowień Statutu lub Regulaminu mającego wpływ na zapewnienie bezpieczeństwa dzieci lub personelu.</text:p>
          <text:p text:style-name="P23"><text:span text:style-name="T7"><text:s/></text:span><text:span text:style-name="T9">ŻŁOBEK</text:span><text:span text:style-name="T7"> nie ponosi odpowiedzialności za: </text:span></text:p>
        </text:list-item>
        <text:list-item>
          <text:p text:style-name="P24"><text:span text:style-name="T7">zniszczenia ubrań powstałe w wyniku zabawy i podczas zajęć prowadzonych w </text:span><text:span text:style-name="T9">ŻŁOBKU</text:span><text:span text:style-name="T7">,</text:span></text:p>
        </text:list-item>
        <text:list-item>
          <text:p text:style-name="P24"><text:span text:style-name="T7">rzeczy osobiste przyniesione i pozostawione w </text:span><text:span text:style-name="T9">ŻŁOBKU</text:span><text:span text:style-name="T7">, w tym rzeczy drogocenne, wartościowe. </text:span></text:p>
        </text:list-item>
      </text:list>
      <text:p text:style-name="P14"/>
      <text:p text:style-name="P10"><text:s text:c="11"/></text:p>
      <text:p text:style-name="P1"><text:span text:style-name="T5">01</text:span><text:span text:style-name="T4">.0</text:span><text:span text:style-name="T5">7</text:span><text:span text:style-name="T4">.202</text:span><text:span text:style-name="T5">4</text:span><text:span text:style-name="T3">r.</text:span><text:span text:style-name="T7"> <text:s text:c="61"/>........................................................................<text:line-break/> <text:s text:c="5"/>data <text:s text:c="63"/></text:span><text:span text:style-name="T9">PODPIS DYREKTORA ŻŁOBKA</text:span><text:span text:style-name="T7"> <text:tab/></text:span><text:span text:style-name="T12"><text:tab/>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Calibri" svg:font-family="Calibri"/>
    <style:font-face style:name="Calibri1" svg:font-family="Calibri" style:font-family-generic="swiss" style:font-pitch="variable"/>
    <style:font-face style:name="Corbel" svg:font-family="Corbel"/>
    <style:font-face style:name="Segoe UI" svg:font-family="'Segoe UI'" style:font-family-generic="system" style:font-pitch="variable"/>
    <style:font-face style:name="Symbol" svg:font-family="Symbol"/>
    <style:font-face style:name="Tahoma" svg:font-family="Tahoma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text-align="start"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Calibri1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1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print-date>2021-05-21T09:55:45.384000000</meta:print-date>
    <dc:date>2025-06-25T13:56:16.627085237</dc:date>
    <meta:editing-duration>PT10M16S</meta:editing-duration>
    <meta:editing-cycles>4</meta:editing-cycles>
    <meta:generator>LibreOffice/24.2.1.2$MacOSX_AARCH64 LibreOffice_project/db4def46b0453cc22e2d0305797cf981b68ef5ac</meta:generator>
    <meta:document-statistic meta:table-count="0" meta:image-count="0" meta:object-count="0" meta:page-count="4" meta:paragraph-count="101" meta:word-count="1467" meta:character-count="10781" meta:non-whitespace-character-count="9208"/>
  </office:meta>
</office:document-meta>
</file>